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7000000D9640E07A2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eeeeee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eeeeee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svg:stroke-color="#ff420e" draw:marker-start-width="0.276cm" draw:marker-end-width="0.276cm" svg:stroke-opacity="0%" draw:fill="solid" draw:fill-color="#ff660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15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width="0cm" svg:stroke-color="#ff6600" draw:marker-start-width="0.048cm" draw:marker-end-width="0.048cm" draw:fill="solid" draw:fill-color="#dddddd" draw:textarea-horizontal-align="justify" draw:textarea-vertical-align="middle" draw:auto-grow-height="false" fo:padding-top="0.126cm" fo:padding-bottom="0.126cm" fo:padding-left="0.251cm" fo:padding-right="0.251cm"/>
    </style:style>
    <style:style style:name="gr14" style:family="graphic" style:parent-style-name="standard">
      <style:graphic-properties draw:stroke="none" svg:stroke-width="0cm" svg:stroke-color="#ff6600" draw:marker-start-width="0.048cm" draw:marker-end-width="0.048cm" draw:fill="solid" draw:fill-color="#eeeeee" draw:textarea-horizontal-align="justify" draw:textarea-vertical-align="middle" draw:auto-grow-height="false" fo:padding-top="0.126cm" fo:padding-bottom="0.126cm" fo:padding-left="0.251cm" fo:padding-right="0.251cm"/>
    </style:style>
    <style:style style:name="gr15" style:family="graphic" style:parent-style-name="standard">
      <style:graphic-properties draw:stroke="none" svg:stroke-width="0cm" svg:stroke-color="#ff6600" draw:marker-start-width="0.048cm" draw:marker-end-width="0.048cm" draw:fill="solid" draw:fill-color="#ffd320" draw:textarea-horizontal-align="justify" draw:textarea-vertical-align="middle" draw:auto-grow-height="false" fo:padding-top="0.126cm" fo:padding-bottom="0.126cm" fo:padding-left="0.251cm" fo:padding-right="0.251cm"/>
    </style:style>
    <style:style style:name="gr16" style:family="graphic" style:parent-style-name="standard">
      <style:graphic-properties draw:stroke="none" svg:stroke-width="0.102cm" svg:stroke-color="#ff6600" draw:fill="solid" draw:fill-color="#eeeeee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width="0.102cm" svg:stroke-color="#ff6600" draw:fill="solid" draw:fill-color="#dddddd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.051cm" svg:stroke-color="#ff420e" draw:marker-start-width="0.276cm" draw:marker-end-width="0.276cm" svg:stroke-opacity="0%" draw:fill="solid" draw:fill-color="#66cc00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420e" draw:marker-start-width="0.276cm" draw:marker-end-width="0.276cm" svg:stroke-opacity="0%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ff420e" draw:marker-start-width="0.276cm" draw:marker-end-width="0.276cm" svg:stroke-opacity="0%" draw:fill="solid" draw:fill-color="#c5000b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notes">
      <style:graphic-properties draw:fill-color="#ffffff" fo:min-height="13.17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outline1">
      <style:graphic-properties fo:min-height="11.929cm"/>
    </style:style>
    <style:style style:name="pr8" style:family="presentation" style:parent-style-name="BrightBlue-outline1">
      <style:graphic-properties draw:fill="solid" draw:fill-color="#000000"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"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27.7000007629395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style:font-name="Droid Sans Mono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3333" style:font-name="Droid Sans Mon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Droid Sans Mono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cc00"/>
    </style:style>
    <style:style style:name="T5" style:family="text">
      <style:text-properties fo:color="#ff6600"/>
    </style:style>
    <style:style style:name="T6" style:family="text">
      <style:text-properties fo:color="#ffffff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inary Tree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Angel R. Perez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3">
        <office:forms form:automatic-focus="false" form:apply-design-mode="false"/>
        <draw:custom-shape draw:style-name="gr2" draw:text-style-name="P1" draw:layer="layout" svg:width="16.002cm" svg:height="4.826cm" svg:x="6.588cm" svg:y="9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002cm" svg:height="2.032cm" svg:x="6.588cm" svg:y="14.0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43cm" svg:height="6.679cm" draw:transform="rotate (-0.581020107988913) translate (17.831cm 9.49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858cm" svg:height="4.318cm" svg:x="7.504cm" svg:y="9.29cm">
          <text:p/>
          <draw:enhanced-geometry svg:viewBox="0 0 21600 21600" draw:glue-points="?f0 0 ?f1 10800 0 21600 10800 21600 21600 21600 ?f7 10800" draw:text-areas="?f1 10800 ?f2 18000 ?f3 7200 ?f4 21600" draw:type="isosceles-triangle" draw:modifiers="10896.04898673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4" draw:layer="layout" svg:width="19.5cm" svg:height="3.467cm" svg:x="1.4cm" svg:y="0.8cm" presentation:class="title">
          <draw:text-box>
            <text:p>Concepts</text:p>
          </draw:text-box>
        </draw:frame>
        <draw:custom-shape draw:style-name="gr6" draw:text-style-name="P1" xml:id="id1" draw:id="id1" draw:layer="layout" svg:width="1.016cm" svg:height="1.016cm" svg:x="14.046cm" svg:y="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1.016cm" svg:height="1.016cm" svg:x="8.606cm" svg:y="12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1.016cm" svg:height="1.016cm" svg:x="10.422cm" svg:y="10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4.554cm" svg:y1="8.804cm" svg:x2="10.93cm" svg:y2="10.02cm" draw:start-shape="id1" draw:start-glue-point="8" draw:end-shape="id2" draw:end-glue-point="4" svg:d="M14554 8804l-3624 1216" svg:viewBox="0 0 3625 1217">
          <text:p/>
        </draw:connector>
        <draw:connector draw:style-name="gr8" draw:text-style-name="P1" draw:layer="layout" draw:type="line" svg:x1="14.554cm" svg:y1="8.804cm" svg:x2="18.229cm" svg:y2="10.02cm" draw:start-shape="id1" draw:start-glue-point="8" draw:end-shape="id3" draw:end-glue-point="4" svg:d="M14554 8804l3675 1216" svg:viewBox="0 0 3676 1217">
          <text:p/>
        </draw:connector>
        <draw:custom-shape draw:style-name="gr6" draw:text-style-name="P1" xml:id="id5" draw:id="id5" draw:layer="layout" svg:width="1.016cm" svg:height="1.016cm" svg:x="12.238cm" svg:y="12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0.93cm" svg:y1="11.036cm" svg:x2="9.114cm" svg:y2="12.306cm" draw:start-shape="id2" draw:start-glue-point="8" draw:end-shape="id4" draw:end-glue-point="4" svg:d="M10930 11036l-1816 1270" svg:viewBox="0 0 1817 1271">
          <text:p/>
        </draw:connector>
        <draw:connector draw:style-name="gr7" draw:text-style-name="P1" draw:layer="layout" draw:type="line" svg:x1="10.93cm" svg:y1="11.036cm" svg:x2="12.746cm" svg:y2="12.306cm" draw:start-shape="id2" draw:start-glue-point="8" draw:end-shape="id5" draw:end-glue-point="4" svg:d="M10930 11036l1816 1270" svg:viewBox="0 0 1817 1271">
          <text:p/>
        </draw:connector>
        <draw:custom-shape draw:style-name="gr6" draw:text-style-name="P1" xml:id="id6" draw:id="id6" draw:layer="layout" svg:width="1.016cm" svg:height="1.016cm" svg:x="7.558cm" svg:y="1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1.016cm" svg:height="1.016cm" svg:x="9.738cm" svg:y="14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9.114cm" svg:y1="13.322cm" svg:x2="8.066cm" svg:y2="14.584cm" draw:start-shape="id4" draw:start-glue-point="8" draw:end-shape="id6" draw:end-glue-point="4" svg:d="M9114 13322l-1048 1262" svg:viewBox="0 0 1049 1263">
          <text:p/>
        </draw:connector>
        <draw:connector draw:style-name="gr7" draw:text-style-name="P1" draw:layer="layout" draw:type="line" svg:x1="9.114cm" svg:y1="13.322cm" svg:x2="10.246cm" svg:y2="14.63cm" draw:start-shape="id4" draw:start-glue-point="8" draw:end-shape="id7" draw:end-glue-point="4" svg:d="M9114 13322l1132 1308" svg:viewBox="0 0 1133 1309">
          <text:p/>
        </draw:connector>
        <draw:custom-shape draw:style-name="gr6" draw:text-style-name="P1" xml:id="id8" draw:id="id8" draw:layer="layout" svg:width="1.016cm" svg:height="1.016cm" svg:x="11.26cm" svg:y="14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1.016cm" svg:height="1.016cm" svg:x="13.44cm" svg:y="14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2.746cm" svg:y1="13.322cm" svg:x2="11.768cm" svg:y2="14.546cm" draw:start-shape="id5" draw:start-glue-point="8" draw:end-shape="id8" draw:end-glue-point="4" svg:d="M12746 13322l-978 1224" svg:viewBox="0 0 979 1225">
          <text:p/>
        </draw:connector>
        <draw:connector draw:style-name="gr7" draw:text-style-name="P1" draw:layer="layout" draw:type="line" svg:x1="12.746cm" svg:y1="13.322cm" svg:x2="13.948cm" svg:y2="14.592cm" draw:start-shape="id5" draw:start-glue-point="8" draw:end-shape="id9" draw:end-glue-point="4" svg:d="M12746 13322l1202 1270" svg:viewBox="0 0 1203 1271">
          <text:p/>
        </draw:connector>
        <draw:custom-shape draw:style-name="gr6" draw:text-style-name="P1" xml:id="id10" draw:id="id10" draw:layer="layout" svg:width="1.016cm" svg:height="1.016cm" svg:x="15.905cm" svg:y="12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" draw:id="id3" draw:layer="layout" svg:width="1.016cm" svg:height="1.016cm" svg:x="17.721cm" svg:y="10.0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1" draw:id="id11" draw:layer="layout" svg:width="1.016cm" svg:height="1.016cm" svg:x="19.537cm" svg:y="12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8.229cm" svg:y1="11.036cm" svg:x2="16.413cm" svg:y2="12.306cm" draw:start-shape="id3" draw:start-glue-point="8" draw:end-shape="id10" draw:end-glue-point="4" svg:d="M18229 11036l-1816 1270" svg:viewBox="0 0 1817 1271">
          <text:p/>
        </draw:connector>
        <draw:connector draw:style-name="gr7" draw:text-style-name="P1" draw:layer="layout" draw:type="line" svg:x1="18.229cm" svg:y1="11.036cm" svg:x2="20.045cm" svg:y2="12.306cm" draw:start-shape="id3" draw:start-glue-point="8" draw:end-shape="id11" draw:end-glue-point="4" svg:d="M18229 11036l1816 1270" svg:viewBox="0 0 1817 1271">
          <text:p/>
        </draw:connector>
        <draw:custom-shape draw:style-name="gr9" draw:text-style-name="P1" xml:id="id12" draw:id="id12" draw:layer="layout" svg:width="1.016cm" svg:height="1.016cm" svg:x="14.857cm" svg:y="14.58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1.016cm" svg:height="1.016cm" svg:x="17.037cm" svg:y="14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6.413cm" svg:y1="13.322cm" svg:x2="15.365cm" svg:y2="14.584cm" draw:start-shape="id10" draw:start-glue-point="8" draw:end-shape="id12" draw:end-glue-point="4" svg:d="M16413 13322l-1048 1262" svg:viewBox="0 0 1049 1263">
          <text:p/>
        </draw:connector>
        <draw:connector draw:style-name="gr7" draw:text-style-name="P1" draw:layer="layout" draw:type="line" svg:x1="16.413cm" svg:y1="13.322cm" svg:x2="17.545cm" svg:y2="14.63cm" draw:start-shape="id10" draw:start-glue-point="8" draw:end-shape="id13" draw:end-glue-point="4" svg:d="M16413 13322l1132 1308" svg:viewBox="0 0 1133 1309">
          <text:p/>
        </draw:connector>
        <draw:custom-shape draw:style-name="gr6" draw:text-style-name="P1" xml:id="id14" draw:id="id14" draw:layer="layout" svg:width="1.016cm" svg:height="1.016cm" svg:x="18.559cm" svg:y="14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5" draw:id="id15" draw:layer="layout" svg:width="1.016cm" svg:height="1.016cm" svg:x="20.739cm" svg:y="14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20.045cm" svg:y1="13.322cm" svg:x2="19.067cm" svg:y2="14.546cm" draw:start-shape="id11" draw:start-glue-point="8" draw:end-shape="id14" draw:end-glue-point="4" svg:d="M20045 13322l-978 1224" svg:viewBox="0 0 979 1225">
          <text:p/>
        </draw:connector>
        <draw:connector draw:style-name="gr7" draw:text-style-name="P1" draw:layer="layout" draw:type="line" svg:x1="20.045cm" svg:y1="13.322cm" svg:x2="21.247cm" svg:y2="14.592cm" draw:start-shape="id11" draw:start-glue-point="8" draw:end-shape="id15" draw:end-glue-point="4" svg:d="M20045 13322l1202 1270" svg:viewBox="0 0 1203 1271">
          <text:p/>
        </draw:connector>
        <draw:frame draw:style-name="gr10" draw:text-style-name="P2" draw:layer="layout" svg:width="2.286cm" svg:height="0.911cm" svg:x="15.062cm" svg:y="7.893cm">
          <draw:text-box>
            <text:p text:style-name="P2"><text:span text:style-name="T1">Root</text:span></text:p>
          </draw:text-box>
        </draw:frame>
        <draw:frame draw:style-name="gr11" draw:text-style-name="P2" draw:layer="layout" svg:width="2.286cm" svg:height="0.911cm" svg:x="21.598cm" svg:y="14.636cm">
          <draw:text-box>
            <text:p text:style-name="P2"><text:span text:style-name="T1">Leaf</text:span></text:p>
          </draw:text-box>
        </draw:frame>
        <draw:frame draw:style-name="gr11" draw:text-style-name="P2" draw:layer="layout" svg:width="3.072cm" svg:height="0.911cm" svg:x="7.858cm" svg:y="10.125cm">
          <draw:text-box>
            <text:p text:style-name="P2"><text:span text:style-name="T1">Parent</text:span></text:p>
          </draw:text-box>
        </draw:frame>
        <draw:frame draw:style-name="gr11" draw:text-style-name="P2" draw:layer="layout" svg:width="3.072cm" svg:height="0.911cm" svg:x="6.334cm" svg:y="12.484cm">
          <draw:text-box>
            <text:p text:style-name="P2"><text:span text:style-name="T1">Child</text:span></text:p>
          </draw:text-box>
        </draw:frame>
        <draw:custom-shape draw:style-name="gr12" draw:text-style-name="P1" draw:layer="layout" svg:width="1.016cm" svg:height="4.826cm" svg:x="5.572cm" svg:y="9.128cm">
          <text:p/>
          <draw:enhanced-geometry svg:viewBox="0 0 21600 21600" draw:glue-points="21600 0 0 10800 21600 21600" draw:text-areas="13800 ?f9 21600 ?f10" draw:type="left-brace" draw:modifiers="2688.92898146629 10958.85643256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2" draw:layer="layout" svg:width="3.81cm" svg:height="1.571cm" svg:x="2.524cm" svg:y="10.706cm">
          <draw:text-box>
            <text:p text:style-name="P2"><text:span text:style-name="T1">Internal</text:span></text:p>
            <text:p text:style-name="P2"><text:span text:style-name="T1">nodes</text:span></text:p>
          </draw:text-box>
        </draw:frame>
        <draw:frame draw:style-name="gr11" draw:text-style-name="P2" draw:layer="layout" svg:width="3.81cm" svg:height="1.571cm" svg:x="2.016cm" svg:y="14.215cm">
          <draw:text-box>
            <text:p text:style-name="P2"><text:span text:style-name="T1">External</text:span></text:p>
            <text:p text:style-name="P2"><text:span text:style-name="T1">nodes</text:span></text:p>
          </draw:text-box>
        </draw:frame>
        <draw:custom-shape draw:style-name="gr12" draw:text-style-name="P1" draw:layer="layout" svg:width="1.016cm" svg:height="2.085cm" svg:x="5.572cm" svg:y="13.955cm">
          <text:p/>
          <draw:enhanced-geometry svg:viewBox="0 0 21600 21600" draw:glue-points="21600 0 0 10800 21600 21600" draw:text-areas="13800 ?f9 21600 ?f10" draw:type="left-brace" draw:modifiers="2688.92898146629 10958.85643256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2" draw:layer="layout" svg:width="2.286cm" svg:height="0.911cm" svg:x="15.062cm" svg:y="7.894cm">
          <draw:text-box>
            <text:p text:style-name="P2"><text:span text:style-name="T1">Root</text:span></text:p>
          </draw:text-box>
        </draw:frame>
        <draw:frame draw:style-name="gr10" draw:text-style-name="P2" draw:layer="layout" svg:width="2.286cm" svg:height="0.911cm" svg:x="14cm" svg:y="11.419cm">
          <draw:text-box>
            <text:p text:style-name="P2"><text:span text:style-name="T1">Path</text:span></text:p>
          </draw:text-box>
        </draw:frame>
        <draw:custom-shape draw:style-name="gr12" draw:text-style-name="P1" draw:layer="layout" svg:width="0.43cm" svg:height="6.468cm" draw:transform="rotate (-0.586779694520494) translate (17.54cm 9.24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2" draw:layer="layout" svg:width="5.842cm" svg:height="0.911cm" svg:x="12.3cm" svg:y="16.564cm">
          <draw:text-box>
            <text:p text:style-name="P2"><text:span text:style-name="T1">Perfect Tree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">
        <office:forms form:automatic-focus="false" form:apply-design-mode="false"/>
        <draw:custom-shape draw:style-name="gr13" draw:text-style-name="P1" draw:layer="layout" svg:width="8.89cm" svg:height="8.636cm" svg:x="14.08cm" svg:y="7.9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89cm" svg:height="8.636cm" svg:x="5.18cm" svg:y="7.9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1.524cm" svg:x="17.772cm" svg:y="14.76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5cm" svg:height="3.467cm" svg:x="1.4cm" svg:y="0.8cm" presentation:class="title" presentation:user-transformed="true">
          <draw:text-box>
            <text:p>Concepts</text:p>
          </draw:text-box>
        </draw:frame>
        <draw:custom-shape draw:style-name="gr5" draw:text-style-name="P1" draw:layer="layout" svg:width="9.044cm" svg:height="6.982cm" svg:x="5.834cm" svg:y="9.304cm">
          <text:p/>
          <draw:enhanced-geometry svg:viewBox="0 0 21600 21600" draw:glue-points="?f0 0 ?f1 10800 0 21600 10800 21600 21600 21600 ?f7 10800" draw:text-areas="?f1 10800 ?f2 18000 ?f3 7200 ?f4 21600" draw:type="isosceles-triangle" draw:modifiers="10896.04898673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16" draw:id="id16" draw:layer="layout" svg:width="1.016cm" svg:height="1.016cm" svg:x="13.546cm" svg:y="8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9" draw:id="id19" draw:layer="layout" svg:width="1.016cm" svg:height="1.016cm" svg:x="8.106cm" svg:y="1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7" draw:id="id17" draw:layer="layout" svg:width="1.016cm" svg:height="1.016cm" svg:x="9.922cm" svg:y="10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4.054cm" svg:y1="9.304cm" svg:x2="10.43cm" svg:y2="10.52cm" draw:start-shape="id16" draw:start-glue-point="8" draw:end-shape="id17" draw:end-glue-point="4" svg:d="M14054 9304l-3624 1216" svg:viewBox="0 0 3625 1217">
          <text:p/>
        </draw:connector>
        <draw:connector draw:style-name="gr8" draw:text-style-name="P1" draw:layer="layout" draw:type="line" svg:x1="14.054cm" svg:y1="9.304cm" svg:x2="17.729cm" svg:y2="10.52cm" draw:start-shape="id16" draw:start-glue-point="8" draw:end-shape="id18" draw:end-glue-point="4" svg:d="M14054 9304l3675 1216" svg:viewBox="0 0 3676 1217">
          <text:p/>
        </draw:connector>
        <draw:custom-shape draw:style-name="gr6" draw:text-style-name="P1" xml:id="id20" draw:id="id20" draw:layer="layout" svg:width="1.016cm" svg:height="1.016cm" svg:x="11.738cm" svg:y="1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0.43cm" svg:y1="11.536cm" svg:x2="8.614cm" svg:y2="12.806cm" draw:start-shape="id17" draw:start-glue-point="8" draw:end-shape="id19" draw:end-glue-point="4" svg:d="M10430 11536l-1816 1270" svg:viewBox="0 0 1817 1271">
          <text:p/>
        </draw:connector>
        <draw:connector draw:style-name="gr7" draw:text-style-name="P1" draw:layer="layout" draw:type="line" svg:x1="10.43cm" svg:y1="11.536cm" svg:x2="12.246cm" svg:y2="12.806cm" draw:start-shape="id17" draw:start-glue-point="8" draw:end-shape="id20" draw:end-glue-point="4" svg:d="M10430 11536l1816 1270" svg:viewBox="0 0 1817 1271">
          <text:p/>
        </draw:connector>
        <draw:custom-shape draw:style-name="gr6" draw:text-style-name="P1" xml:id="id21" draw:id="id21" draw:layer="layout" svg:width="1.016cm" svg:height="1.016cm" svg:x="7.058cm" svg:y="15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2" draw:id="id22" draw:layer="layout" svg:width="1.016cm" svg:height="1.016cm" svg:x="9.238cm" svg:y="1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8.614cm" svg:y1="13.822cm" svg:x2="7.566cm" svg:y2="15.084cm" draw:start-shape="id19" draw:start-glue-point="8" draw:end-shape="id21" draw:end-glue-point="4" svg:d="M8614 13822l-1048 1262" svg:viewBox="0 0 1049 1263">
          <text:p/>
        </draw:connector>
        <draw:connector draw:style-name="gr7" draw:text-style-name="P1" draw:layer="layout" draw:type="line" svg:x1="8.614cm" svg:y1="13.822cm" svg:x2="9.746cm" svg:y2="15.13cm" draw:start-shape="id19" draw:start-glue-point="8" draw:end-shape="id22" draw:end-glue-point="4" svg:d="M8614 13822l1132 1308" svg:viewBox="0 0 1133 1309">
          <text:p/>
        </draw:connector>
        <draw:custom-shape draw:style-name="gr6" draw:text-style-name="P1" xml:id="id23" draw:id="id23" draw:layer="layout" svg:width="1.016cm" svg:height="1.016cm" svg:x="10.76cm" svg:y="1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4" draw:id="id24" draw:layer="layout" svg:width="1.016cm" svg:height="1.016cm" svg:x="12.94cm" svg:y="15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2.246cm" svg:y1="13.822cm" svg:x2="11.268cm" svg:y2="15.046cm" draw:start-shape="id20" draw:start-glue-point="8" draw:end-shape="id23" draw:end-glue-point="4" svg:d="M12246 13822l-978 1224" svg:viewBox="0 0 979 1225">
          <text:p/>
        </draw:connector>
        <draw:connector draw:style-name="gr7" draw:text-style-name="P1" draw:layer="layout" draw:type="line" svg:x1="12.246cm" svg:y1="13.822cm" svg:x2="13.448cm" svg:y2="15.092cm" draw:start-shape="id20" draw:start-glue-point="8" draw:end-shape="id24" draw:end-glue-point="4" svg:d="M12246 13822l1202 1270" svg:viewBox="0 0 1203 1271">
          <text:p/>
        </draw:connector>
        <draw:custom-shape draw:style-name="gr6" draw:text-style-name="P1" xml:id="id25" draw:id="id25" draw:layer="layout" svg:width="1.016cm" svg:height="1.016cm" svg:x="15.405cm" svg:y="1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8" draw:id="id18" draw:layer="layout" svg:width="1.016cm" svg:height="1.016cm" svg:x="17.221cm" svg:y="10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6" draw:id="id26" draw:layer="layout" svg:width="1.016cm" svg:height="1.016cm" svg:x="19.037cm" svg:y="1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7.729cm" svg:y1="11.536cm" svg:x2="15.913cm" svg:y2="12.806cm" draw:start-shape="id18" draw:start-glue-point="8" draw:end-shape="id25" draw:end-glue-point="4" svg:d="M17729 11536l-1816 1270" svg:viewBox="0 0 1817 1271">
          <text:p/>
        </draw:connector>
        <draw:connector draw:style-name="gr7" draw:text-style-name="P1" draw:layer="layout" draw:type="line" svg:x1="17.729cm" svg:y1="11.536cm" svg:x2="19.545cm" svg:y2="12.806cm" draw:start-shape="id18" draw:start-glue-point="8" draw:end-shape="id26" draw:end-glue-point="4" svg:d="M17729 11536l1816 1270" svg:viewBox="0 0 1817 1271">
          <text:p/>
        </draw:connector>
        <draw:custom-shape draw:style-name="gr9" draw:text-style-name="P1" xml:id="id27" draw:id="id27" draw:layer="layout" svg:width="1.016cm" svg:height="1.016cm" svg:x="14.357cm" svg:y="15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8" draw:id="id28" draw:layer="layout" svg:width="1.016cm" svg:height="1.016cm" svg:x="16.537cm" svg:y="1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5.913cm" svg:y1="13.822cm" svg:x2="14.865cm" svg:y2="15.084cm" draw:start-shape="id25" draw:start-glue-point="8" draw:end-shape="id27" draw:end-glue-point="4" svg:d="M15913 13822l-1048 1262" svg:viewBox="0 0 1049 1263">
          <text:p/>
        </draw:connector>
        <draw:connector draw:style-name="gr7" draw:text-style-name="P1" draw:layer="layout" draw:type="line" svg:x1="15.913cm" svg:y1="13.822cm" svg:x2="17.045cm" svg:y2="15.13cm" draw:start-shape="id25" draw:start-glue-point="8" draw:end-shape="id28" draw:end-glue-point="4" svg:d="M15913 13822l1132 1308" svg:viewBox="0 0 1133 1309">
          <text:p/>
        </draw:connector>
        <draw:custom-shape draw:style-name="gr6" draw:text-style-name="P1" xml:id="id29" draw:id="id29" draw:layer="layout" svg:width="1.016cm" svg:height="1.016cm" svg:x="18.059cm" svg:y="1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0" draw:id="id30" draw:layer="layout" svg:width="1.016cm" svg:height="1.016cm" svg:x="20.239cm" svg:y="15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9.545cm" svg:y1="13.822cm" svg:x2="18.567cm" svg:y2="15.046cm" draw:start-shape="id26" draw:start-glue-point="8" draw:end-shape="id29" draw:end-glue-point="4" svg:d="M19545 13822l-978 1224" svg:viewBox="0 0 979 1225">
          <text:p/>
        </draw:connector>
        <draw:connector draw:style-name="gr7" draw:text-style-name="P1" draw:layer="layout" draw:type="line" svg:x1="19.545cm" svg:y1="13.822cm" svg:x2="20.747cm" svg:y2="15.092cm" draw:start-shape="id26" draw:start-glue-point="8" draw:end-shape="id30" draw:end-glue-point="4" svg:d="M19545 13822l1202 1270" svg:viewBox="0 0 1203 1271">
          <text:p/>
        </draw:connector>
        <draw:frame draw:style-name="gr11" draw:text-style-name="P2" draw:layer="layout" svg:width="3.81cm" svg:height="0.911cm" svg:x="18.026cm" svg:y="16.391cm">
          <draw:text-box>
            <text:p text:style-name="P2"><text:span text:style-name="T1">Siblings</text:span></text:p>
          </draw:text-box>
        </draw:frame>
        <draw:frame draw:style-name="gr11" draw:text-style-name="P2" draw:layer="layout" svg:width="3.58cm" svg:height="0.911cm" svg:x="6.596cm" svg:y="10.549cm">
          <draw:text-box>
            <text:p text:style-name="P2"><text:span text:style-name="T1">Ancestor</text:span></text:p>
          </draw:text-box>
        </draw:frame>
        <draw:frame draw:style-name="gr11" draw:text-style-name="P2" draw:layer="layout" svg:width="4.85cm" svg:height="0.911cm" svg:x="3.04cm" svg:y="15.121cm">
          <draw:text-box>
            <text:p text:style-name="P2"><text:span text:style-name="T1">Descendant</text:span></text:p>
          </draw:text-box>
        </draw:frame>
        <draw:frame draw:style-name="gr10" draw:text-style-name="P2" draw:layer="layout" svg:width="2.286cm" svg:height="0.911cm" svg:x="11.168cm" svg:y="9.025cm">
          <draw:text-box>
            <text:p text:style-name="P2"><text:span text:style-name="T1">Edge</text:span></text:p>
          </draw:text-box>
        </draw:frame>
        <draw:frame draw:style-name="gr11" draw:text-style-name="P2" draw:layer="layout" svg:width="3.58cm" svg:height="0.911cm" svg:x="7.866cm" svg:y="8.412cm">
          <draw:text-box>
            <text:p text:style-name="P2"><text:span text:style-name="T1">Subtree</text:span></text:p>
          </draw:text-box>
        </draw:frame>
        <draw:frame draw:style-name="gr11" draw:text-style-name="P2" draw:layer="layout" svg:width="5.104cm" svg:height="0.911cm" svg:x="7.842cm" svg:y="6.888cm">
          <draw:text-box>
            <text:p text:style-name="P2"><text:span text:style-name="T1">Left branch</text:span></text:p>
          </draw:text-box>
        </draw:frame>
        <draw:frame draw:style-name="gr11" draw:text-style-name="P2" draw:layer="layout" svg:width="5.104cm" svg:height="0.911cm" svg:x="15.242cm" svg:y="6.889cm">
          <draw:text-box>
            <text:p text:style-name="P2"><text:span text:style-name="T1">right branch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>
        <office:forms form:automatic-focus="false" form:apply-design-mode="false"/>
        <draw:custom-shape draw:style-name="gr16" draw:text-style-name="P1" draw:layer="layout" svg:width="19.05cm" svg:height="2.232cm" svg:x="4.48cm" svg:y="15.8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9.05cm" svg:height="2.232cm" svg:x="4.48cm" svg:y="13.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9.05cm" svg:height="2.232cm" svg:x="4.48cm" svg:y="11.4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9.05cm" svg:height="2.232cm" svg:x="4.48cm" svg:y="9.2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9.05cm" svg:height="2.232cm" svg:x="4.48cm" svg:y="7.058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9.5cm" svg:height="3.467cm" svg:x="1.4cm" svg:y="0.8cm" presentation:class="title">
          <draw:text-box>
            <text:p>Concepts</text:p>
          </draw:text-box>
        </draw:frame>
        <draw:custom-shape draw:style-name="gr6" draw:text-style-name="P1" xml:id="id31" draw:id="id31" draw:layer="layout" svg:width="1.016cm" svg:height="1.016cm" svg:x="13.446cm" svg:y="7.6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34" draw:id="id34" draw:layer="layout" svg:width="1.016cm" svg:height="1.016cm" svg:x="8.006cm" svg:y="12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2" draw:id="id32" draw:layer="layout" svg:width="1.016cm" svg:height="1.016cm" svg:x="9.822cm" svg:y="9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3.954cm" svg:y1="8.704cm" svg:x2="10.33cm" svg:y2="9.92cm" draw:start-shape="id31" draw:start-glue-point="8" draw:end-shape="id32" draw:end-glue-point="4" svg:d="M13954 8704l-3624 1216" svg:viewBox="0 0 3625 1217">
          <text:p/>
        </draw:connector>
        <draw:connector draw:style-name="gr8" draw:text-style-name="P1" draw:layer="layout" draw:type="line" svg:x1="13.954cm" svg:y1="8.704cm" svg:x2="17.629cm" svg:y2="9.92cm" draw:start-shape="id31" draw:start-glue-point="8" draw:end-shape="id33" draw:end-glue-point="4" svg:d="M13954 8704l3675 1216" svg:viewBox="0 0 3676 1217">
          <text:p/>
        </draw:connector>
        <draw:custom-shape draw:style-name="gr6" draw:text-style-name="P1" xml:id="id35" draw:id="id35" draw:layer="layout" svg:width="1.016cm" svg:height="1.016cm" svg:x="11.638cm" svg:y="12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0.33cm" svg:y1="10.936cm" svg:x2="8.514cm" svg:y2="12.206cm" draw:start-shape="id32" draw:start-glue-point="8" draw:end-shape="id34" draw:end-glue-point="4" svg:d="M10330 10936l-1816 1270" svg:viewBox="0 0 1817 1271">
          <text:p/>
        </draw:connector>
        <draw:connector draw:style-name="gr7" draw:text-style-name="P1" draw:layer="layout" draw:type="line" svg:x1="10.33cm" svg:y1="10.936cm" svg:x2="12.146cm" svg:y2="12.206cm" draw:start-shape="id32" draw:start-glue-point="8" draw:end-shape="id35" draw:end-glue-point="4" svg:d="M10330 10936l1816 1270" svg:viewBox="0 0 1817 1271">
          <text:p/>
        </draw:connector>
        <draw:custom-shape draw:style-name="gr6" draw:text-style-name="P1" xml:id="id37" draw:id="id37" draw:layer="layout" svg:width="1.016cm" svg:height="1.016cm" svg:x="5.928cm" svg:y="16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6" draw:id="id36" draw:layer="layout" svg:width="1.016cm" svg:height="1.016cm" svg:x="6.938cm" svg:y="14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7.446cm" svg:y1="15.546cm" svg:x2="6.436cm" svg:y2="16.708cm" draw:start-shape="id36" draw:start-glue-point="8" draw:end-shape="id37" draw:end-glue-point="4" svg:d="M7446 15546l-1010 1162" svg:viewBox="0 0 1011 1163">
          <text:p/>
        </draw:connector>
        <draw:connector draw:style-name="gr7" draw:text-style-name="P1" draw:layer="layout" draw:type="line" svg:x1="8.514cm" svg:y1="13.222cm" svg:x2="7.446cm" svg:y2="14.53cm" draw:start-shape="id34" draw:start-glue-point="8" draw:end-shape="id36" draw:end-glue-point="4" svg:d="M8514 13222l-1068 1308" svg:viewBox="0 0 1069 1309">
          <text:p/>
        </draw:connector>
        <draw:custom-shape draw:style-name="gr6" draw:text-style-name="P1" xml:id="id38" draw:id="id38" draw:layer="layout" svg:width="1.016cm" svg:height="1.016cm" svg:x="10.66cm" svg:y="1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9" draw:id="id39" draw:layer="layout" svg:width="1.016cm" svg:height="1.016cm" svg:x="12.84cm" svg:y="1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2.146cm" svg:y1="13.222cm" svg:x2="11.168cm" svg:y2="14.446cm" draw:start-shape="id35" draw:start-glue-point="8" draw:end-shape="id38" draw:end-glue-point="4" svg:d="M12146 13222l-978 1224" svg:viewBox="0 0 979 1225">
          <text:p/>
        </draw:connector>
        <draw:connector draw:style-name="gr7" draw:text-style-name="P1" draw:layer="layout" draw:type="line" svg:x1="12.146cm" svg:y1="13.222cm" svg:x2="13.348cm" svg:y2="14.492cm" draw:start-shape="id35" draw:start-glue-point="8" draw:end-shape="id39" draw:end-glue-point="4" svg:d="M12146 13222l1202 1270" svg:viewBox="0 0 1203 1271">
          <text:p/>
        </draw:connector>
        <draw:custom-shape draw:style-name="gr6" draw:text-style-name="P1" xml:id="id40" draw:id="id40" draw:layer="layout" svg:width="1.016cm" svg:height="1.016cm" svg:x="15.305cm" svg:y="12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3" draw:id="id33" draw:layer="layout" svg:width="1.016cm" svg:height="1.016cm" svg:x="17.121cm" svg:y="9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1" draw:id="id41" draw:layer="layout" svg:width="1.016cm" svg:height="1.016cm" svg:x="18.937cm" svg:y="12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7.629cm" svg:y1="10.936cm" svg:x2="15.813cm" svg:y2="12.206cm" draw:start-shape="id33" draw:start-glue-point="8" draw:end-shape="id40" draw:end-glue-point="4" svg:d="M17629 10936l-1816 1270" svg:viewBox="0 0 1817 1271">
          <text:p/>
        </draw:connector>
        <draw:connector draw:style-name="gr7" draw:text-style-name="P1" draw:layer="layout" draw:type="line" svg:x1="17.629cm" svg:y1="10.936cm" svg:x2="19.445cm" svg:y2="12.206cm" draw:start-shape="id33" draw:start-glue-point="8" draw:end-shape="id41" draw:end-glue-point="4" svg:d="M17629 10936l1816 1270" svg:viewBox="0 0 1817 1271">
          <text:p/>
        </draw:connector>
        <draw:custom-shape draw:style-name="gr9" draw:text-style-name="P1" xml:id="id42" draw:id="id42" draw:layer="layout" svg:width="1.016cm" svg:height="1.016cm" svg:x="14.257cm" svg:y="14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3" draw:id="id43" draw:layer="layout" svg:width="1.016cm" svg:height="1.016cm" svg:x="16.437cm" svg:y="14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5.813cm" svg:y1="13.222cm" svg:x2="14.765cm" svg:y2="14.484cm" draw:start-shape="id40" draw:start-glue-point="8" draw:end-shape="id42" draw:end-glue-point="4" svg:d="M15813 13222l-1048 1262" svg:viewBox="0 0 1049 1263">
          <text:p/>
        </draw:connector>
        <draw:connector draw:style-name="gr7" draw:text-style-name="P1" draw:layer="layout" draw:type="line" svg:x1="15.813cm" svg:y1="13.222cm" svg:x2="16.945cm" svg:y2="14.53cm" draw:start-shape="id40" draw:start-glue-point="8" draw:end-shape="id43" draw:end-glue-point="4" svg:d="M15813 13222l1132 1308" svg:viewBox="0 0 1133 1309">
          <text:p/>
        </draw:connector>
        <draw:custom-shape draw:style-name="gr9" draw:text-style-name="P1" xml:id="id44" draw:id="id44" draw:layer="layout" svg:width="1.016cm" svg:height="1.016cm" svg:x="14.257cm" svg:y="14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5.813cm" svg:y1="13.223cm" svg:x2="14.765cm" svg:y2="14.485cm" draw:end-shape="id44" draw:end-glue-point="4" svg:d="M15813 13223l-1048 1262" svg:viewBox="0 0 1049 1263">
          <text:p/>
        </draw:connector>
        <draw:custom-shape draw:style-name="gr9" draw:text-style-name="P1" xml:id="id45" draw:id="id45" draw:layer="layout" svg:width="1.016cm" svg:height="1.016cm" svg:x="13.076cm" svg:y="16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4.632cm" svg:y1="15.5cm" svg:x2="13.584cm" svg:y2="16.762cm" draw:end-shape="id45" draw:end-glue-point="4" svg:d="M14632 15500l-1048 1262" svg:viewBox="0 0 1049 1263">
          <text:p/>
        </draw:connector>
        <draw:frame draw:style-name="gr11" draw:text-style-name="P2" draw:layer="layout" svg:width="1.294cm" svg:height="0.911cm" svg:x="3.424cm" svg:y="7.717cm">
          <draw:text-box>
            <text:p text:style-name="P2"><text:span text:style-name="T1">L1</text:span></text:p>
          </draw:text-box>
        </draw:frame>
        <draw:frame draw:style-name="gr11" draw:text-style-name="P2" draw:layer="layout" svg:width="1.294cm" svg:height="0.911cm" svg:x="3.424cm" svg:y="9.918cm">
          <draw:text-box>
            <text:p text:style-name="P2"><text:span text:style-name="T1">L2</text:span></text:p>
          </draw:text-box>
        </draw:frame>
        <draw:frame draw:style-name="gr11" draw:text-style-name="P2" draw:layer="layout" svg:width="1.294cm" svg:height="0.911cm" svg:x="3.424cm" svg:y="12.219cm">
          <draw:text-box>
            <text:p text:style-name="P2"><text:span text:style-name="T1">L3</text:span></text:p>
          </draw:text-box>
        </draw:frame>
        <draw:frame draw:style-name="gr11" draw:text-style-name="P2" draw:layer="layout" svg:width="1.294cm" svg:height="0.911cm" svg:x="3.424cm" svg:y="14.42cm">
          <draw:text-box>
            <text:p text:style-name="P2"><text:span text:style-name="T1">L4</text:span></text:p>
          </draw:text-box>
        </draw:frame>
        <draw:frame draw:style-name="gr11" draw:text-style-name="P2" draw:layer="layout" svg:width="1.294cm" svg:height="0.911cm" svg:x="3.424cm" svg:y="16.521cm">
          <draw:text-box>
            <text:p text:style-name="P2"><text:span text:style-name="T1">L5</text:span></text:p>
          </draw:text-box>
        </draw:frame>
        <draw:frame draw:style-name="gr11" draw:text-style-name="P2" draw:layer="layout" svg:width="1.294cm" svg:height="0.911cm" svg:x="19.953cm" svg:y="12.289cm">
          <draw:text-box>
            <text:p text:style-name="P2"><text:span text:style-name="T1">H0</text:span></text:p>
          </draw:text-box>
        </draw:frame>
        <draw:frame draw:style-name="gr11" draw:text-style-name="P2" draw:layer="layout" svg:width="1.294cm" svg:height="0.911cm" svg:x="18.053cm" svg:y="9.99cm">
          <draw:text-box>
            <text:p text:style-name="P2"><text:span text:style-name="T1">H3</text:span></text:p>
          </draw:text-box>
        </draw:frame>
        <draw:frame draw:style-name="gr11" draw:text-style-name="P2" draw:layer="layout" svg:width="1.294cm" svg:height="0.911cm" svg:x="8.953cm" svg:y="12.29cm">
          <draw:text-box>
            <text:p text:style-name="P2"><text:span text:style-name="T1">H2</text:span></text:p>
          </draw:text-box>
        </draw:frame>
        <draw:frame draw:style-name="gr11" draw:text-style-name="P2" draw:layer="layout" svg:width="1.294cm" svg:height="0.911cm" svg:x="14.553cm" svg:y="7.791cm">
          <draw:text-box>
            <text:p text:style-name="P2"><text:span text:style-name="T1">H4</text:span></text:p>
          </draw:text-box>
        </draw:frame>
        <draw:frame draw:style-name="gr11" draw:text-style-name="P2" draw:layer="layout" svg:width="1.294cm" svg:height="0.911cm" svg:x="13.353cm" svg:y="6.092cm">
          <draw:text-box>
            <text:p text:style-name="P2"><text:span text:style-name="T1">H4</text:span></text:p>
          </draw:text-box>
        </draw:frame>
        <draw:frame draw:style-name="gr11" draw:text-style-name="P2" draw:layer="layout" svg:width="1.294cm" svg:height="0.911cm" svg:x="14.153cm" svg:y="16.893cm">
          <draw:text-box>
            <text:p text:style-name="P2"><text:span text:style-name="T1">D4</text:span></text:p>
          </draw:text-box>
        </draw:frame>
        <draw:frame draw:style-name="gr11" draw:text-style-name="P2" draw:layer="layout" svg:width="1.294cm" svg:height="0.911cm" svg:x="15.253cm" svg:y="14.694cm">
          <draw:text-box>
            <text:p text:style-name="P2"><text:span text:style-name="T1">D3</text:span></text:p>
          </draw:text-box>
        </draw:frame>
        <draw:frame draw:style-name="gr11" draw:text-style-name="P2" draw:layer="layout" svg:width="1.294cm" svg:height="0.911cm" svg:x="10.853cm" svg:y="9.994cm">
          <draw:text-box>
            <text:p text:style-name="P2"><text:span text:style-name="T1">D1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Propertie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No cycles</text:p>
              </text:list-item>
              <text:list-item>
                <text:p>Each node has only one direct parent</text:p>
              </text:list-item>
              <text:list-item>
                <text:p>A parent only has two or less direct children</text:p>
              </text:list-item>
              <text:list-item>
                <text:p>Special case of a directed graph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Operation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Insertion</text:p>
              </text:list-item>
              <text:list-item>
                <text:p>Deletion </text:p>
              </text:list-item>
              <text:list-item>
                <text:p>Traversals</text:p>
                <text:list>
                  <text:list-item>
                    <text:p>Pre-Order</text:p>
                  </text:list-item>
                  <text:list-item>
                    <text:p>In-Order</text:p>
                  </text:list-item>
                  <text:list-item>
                    <text:p>Post-Order</text:p>
                  </text:list-item>
                  <text:list-item>
                    <text:p>BFS (breadth first search)</text:p>
                  </text:list-item>
                  <text:list-item>
                    <text:p>DFS (depth first search)</text:p>
                  </text:list-item>
                </text:list>
              </text:list-item>
              <text:list-item>
                <text:p>Search Valu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custom-shape draw:style-name="gr18" draw:text-style-name="P1" draw:layer="layout" svg:width="7.366cm" svg:height="6.604cm" svg:x="19.572cm" svg:y="7.398cm">
          <text:p/>
          <draw:enhanced-geometry svg:viewBox="0 0 21600 21600" draw:glue-points="?f0 0 ?f1 10800 0 21600 10800 21600 21600 21600 ?f7 10800" draw:text-areas="?f1 10800 ?f2 18000 ?f3 7200 ?f4 21600" draw:type="isosceles-triangle" draw:modifiers="10896.04898673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7.366cm" svg:height="6.604cm" svg:x="11.376cm" svg:y="7.398cm">
          <text:p/>
          <draw:enhanced-geometry svg:viewBox="0 0 21600 21600" draw:glue-points="?f0 0 ?f1 10800 0 21600 10800 21600 21600 21600 ?f7 10800" draw:text-areas="?f1 10800 ?f2 18000 ?f3 7200 ?f4 21600" draw:type="isosceles-triangle" draw:modifiers="10896.04898673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" draw:layer="layout" svg:width="5.318cm" svg:height="3.965cm" svg:x="11.476cm" svg:y="9.938cm">
          <text:p/>
          <draw:enhanced-geometry svg:viewBox="0 0 21600 21600" draw:glue-points="?f0 0 ?f1 10800 0 21600 10800 21600 21600 21600 ?f7 10800" draw:text-areas="?f1 10800 ?f2 18000 ?f3 7200 ?f4 21600" draw:type="isosceles-triangle" draw:modifiers="10896.04898673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4" draw:layer="layout" svg:width="19.5cm" svg:height="3.467cm" svg:x="1.4cm" svg:y="0.8cm" presentation:class="title">
          <draw:text-box>
            <text:p>Traversals methods</text:p>
          </draw:text-box>
        </draw:frame>
        <draw:custom-shape draw:style-name="gr9" draw:text-style-name="P1" xml:id="id47" draw:id="id47" draw:layer="layout" svg:width="1.016cm" svg:height="1.016cm" svg:x="14.607cm" svg:y="8.30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6" draw:id="id46" draw:layer="layout" svg:width="1.016cm" svg:height="1.016cm" svg:x="18.723cm" svg:y="6.02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8" draw:id="id48" draw:layer="layout" svg:width="1.016cm" svg:height="1.016cm" svg:x="22.839cm" svg:y="8.307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9.231cm" svg:y1="7.037cm" svg:x2="15.115cm" svg:y2="8.307cm" draw:start-shape="id46" draw:start-glue-point="8" draw:end-shape="id47" draw:end-glue-point="4" svg:d="M19231 7037l-4116 1270" svg:viewBox="0 0 4117 1271">
          <text:p/>
        </draw:connector>
        <draw:connector draw:style-name="gr7" draw:text-style-name="P1" draw:layer="layout" draw:type="line" svg:x1="19.231cm" svg:y1="7.037cm" svg:x2="23.347cm" svg:y2="8.307cm" draw:start-shape="id46" draw:start-glue-point="8" draw:end-shape="id48" draw:end-glue-point="4" svg:d="M19231 7037l4116 1270" svg:viewBox="0 0 4117 1271">
          <text:p/>
        </draw:connector>
        <draw:custom-shape draw:style-name="gr9" draw:text-style-name="P1" xml:id="id49" draw:id="id49" draw:layer="layout" svg:width="1.016cm" svg:height="1.016cm" svg:x="13.559cm" svg:y="10.58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0" draw:id="id50" draw:layer="layout" svg:width="1.016cm" svg:height="1.016cm" svg:x="15.739cm" svg:y="10.63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5.115cm" svg:y1="9.323cm" svg:x2="14.067cm" svg:y2="10.585cm" draw:start-shape="id47" draw:start-glue-point="8" draw:end-shape="id49" draw:end-glue-point="4" svg:d="M15115 9323l-1048 1262" svg:viewBox="0 0 1049 1263">
          <text:p/>
        </draw:connector>
        <draw:connector draw:style-name="gr7" draw:text-style-name="P1" draw:layer="layout" draw:type="line" svg:x1="15.115cm" svg:y1="9.323cm" svg:x2="16.247cm" svg:y2="10.631cm" draw:start-shape="id47" draw:start-glue-point="8" draw:end-shape="id50" draw:end-glue-point="4" svg:d="M15115 9323l1132 1308" svg:viewBox="0 0 1133 1309">
          <text:p/>
        </draw:connector>
        <draw:custom-shape draw:style-name="gr20" draw:text-style-name="P1" draw:layer="layout" svg:width="5.318cm" svg:height="3.965cm" svg:x="19.677cm" svg:y="9.939cm">
          <text:p/>
          <draw:enhanced-geometry svg:viewBox="0 0 21600 21600" draw:glue-points="?f0 0 ?f1 10800 0 21600 10800 21600 21600 21600 ?f7 10800" draw:text-areas="?f1 10800 ?f2 18000 ?f3 7200 ?f4 21600" draw:type="isosceles-triangle" draw:modifiers="10896.04898673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xml:id="id51" draw:id="id51" draw:layer="layout" svg:width="1.016cm" svg:height="1.016cm" svg:x="21.861cm" svg:y="10.54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2" draw:id="id52" draw:layer="layout" svg:width="1.016cm" svg:height="1.016cm" svg:x="24.041cm" svg:y="10.593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23.347cm" svg:y1="9.323cm" svg:x2="22.369cm" svg:y2="10.547cm" draw:start-shape="id48" draw:start-glue-point="8" draw:end-shape="id51" draw:end-glue-point="4" svg:d="M23347 9323l-978 1224" svg:viewBox="0 0 979 1225">
          <text:p/>
        </draw:connector>
        <draw:connector draw:style-name="gr7" draw:text-style-name="P1" draw:layer="layout" draw:type="line" svg:x1="23.347cm" svg:y1="9.323cm" svg:x2="24.549cm" svg:y2="10.593cm" draw:start-shape="id48" draw:start-glue-point="8" draw:end-shape="id52" draw:end-glue-point="4" svg:d="M23347 9323l1202 1270" svg:viewBox="0 0 1203 1271">
          <text:p/>
        </draw:connector>
        <draw:frame draw:style-name="gr11" draw:text-style-name="P2" draw:layer="layout" svg:width="12.192cm" svg:height="11.471cm" svg:x="0.762cm" svg:y="6.342cm">
          <draw:text-box>
            <text:p text:style-name="P2"><text:span text:style-name="T1">Pre-Order (root-left-right)</text:span></text:p>
            <text:p text:style-name="P2"><text:span text:style-name="T1"><text:tab/></text:span><text:span text:style-name="T2">6 4 2 1 3 5 9 7 8 10</text:span></text:p>
            <text:p text:style-name="P2"><text:span text:style-name="T1"/></text:p>
            <text:p text:style-name="P2"><text:span text:style-name="T1">In-Order (left-root-right)</text:span></text:p>
            <text:p text:style-name="P2"><text:span text:style-name="T1"><text:tab/></text:span><text:span text:style-name="T2">1 2 3 4 5 6 7 8 9 10</text:span></text:p>
            <text:p text:style-name="P2"><text:span text:style-name="T1"/></text:p>
            <text:p text:style-name="P2"><text:span text:style-name="T1">Post-Order (left-right-root)</text:span></text:p>
            <text:p text:style-name="P2"><text:span text:style-name="T1"><text:tab/></text:span><text:span text:style-name="T2">1 3 2 5 4 8 7 10 9 6</text:span></text:p>
            <text:p text:style-name="P2"><text:span text:style-name="T3"/></text:p>
            <text:p text:style-name="P2"><text:span text:style-name="T3">BFS (level order)</text:span></text:p>
            <text:p text:style-name="P2"><text:span text:style-name="T3"><text:tab/></text:span><text:span text:style-name="T2">6 4 9 2 5 7 10 1 3 8</text:span></text:p>
            <text:p text:style-name="P2"><text:span text:style-name="T3"/></text:p>
            <text:p text:style-name="P2"><text:span text:style-name="T3">DFS</text:span></text:p>
            <text:p text:style-name="P2"><text:span text:style-name="T2"><text:tab/></text:span><text:span text:style-name="T2">6 9 10 7 8 4 5 2 3 1</text:span></text:p>
            <text:p text:style-name="P2"><text:span text:style-name="T2"/></text:p>
            <text:p text:style-name="P2"><text:span text:style-name="T1"><text:s/></text:span></text:p>
            <text:p text:style-name="P2"><text:span text:style-name="T1"/></text:p>
          </draw:text-box>
        </draw:frame>
        <draw:custom-shape draw:style-name="gr9" draw:text-style-name="P1" xml:id="id53" draw:id="id53" draw:layer="layout" svg:width="1.016cm" svg:height="1.016cm" svg:x="12.522cm" svg:y="12.82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4.067cm" svg:y1="11.601cm" svg:x2="13.03cm" svg:y2="12.824cm" draw:start-shape="id49" draw:start-glue-point="8" draw:end-shape="id53" draw:end-glue-point="4" svg:d="M14067 11601l-1037 1223" svg:viewBox="0 0 1038 1224">
          <text:p/>
        </draw:connector>
        <draw:custom-shape draw:style-name="gr9" draw:text-style-name="P1" xml:id="id54" draw:id="id54" draw:layer="layout" svg:width="1.016cm" svg:height="1.016cm" svg:x="23.152cm" svg:y="12.832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22.369cm" svg:y1="11.563cm" svg:x2="23.66cm" svg:y2="12.832cm" draw:start-shape="id51" draw:start-glue-point="8" draw:end-shape="id54" draw:end-glue-point="4" svg:d="M22369 11563l1291 1269" svg:viewBox="0 0 1292 1270">
          <text:p/>
        </draw:connector>
        <draw:custom-shape draw:style-name="gr9" draw:text-style-name="P1" xml:id="id55" draw:id="id55" draw:layer="layout" svg:width="1.016cm" svg:height="1.016cm" svg:x="14.74cm" svg:y="12.83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4.067cm" svg:y1="11.601cm" svg:x2="15.248cm" svg:y2="12.832cm" draw:start-shape="id49" draw:start-glue-point="8" draw:end-shape="id55" draw:end-glue-point="4" svg:d="M14067 11601l1181 1231" svg:viewBox="0 0 1182 1232">
          <text:p/>
        </draw:connector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Representation</text:p>
          </draw:text-box>
        </draw:frame>
        <draw:frame presentation:style-name="pr8" draw:layer="layout" svg:width="13.078cm" svg:height="8.904cm" svg:x="7.358cm" svg:y="7.72cm" presentation:class="outline" presentation:user-transformed="true">
          <draw:text-box>
            <text:list text:style-name="L3">
              <text:list-header>
                <text:p><text:span text:style-name="T4">typedef struct</text:span> <text:span text:style-name="T5">node</text:span><text:span text:style-name="T6"> {</text:span></text:p>
                <text:list>
                  <text:list-header>
                    <text:p><text:span text:style-name="T4">int </text:span><text:span text:style-name="T6">data;</text:span></text:p>
                    <text:p><text:span text:style-name="T4">struct node</text:span><text:span text:style-name="T6"> *left;</text:span></text:p>
                    <text:p><text:span text:style-name="T4">struct node</text:span> <text:span text:style-name="T6">*right;</text:span></text:p>
                  </text:list-header>
                </text:list>
                <text:p><text:span text:style-name="T6">} </text:span><text:span text:style-name="T5">NODE</text:span><text:span text:style-name="T6">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Problem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A binary tree without balancing could degenerate in a linked li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Challenges</text:p>
          </draw:text-box>
        </draw:frame>
        <draw:frame presentation:style-name="pr7" draw:layer="layout" svg:width="25.2cm" svg:height="13.73cm" svg:x="1.4cm" svg:y="5.066cm" presentation:class="outline" presentation:user-transformed="true">
          <draw:text-box>
            <text:list text:style-name="L3">
              <text:list-item>
                <text:p><text:span text:style-name="T7"><text:a xlink:href="https://www.hackerrank.com/challenges/tree-top-view" xlink:type="simple">https://www.hackerrank.com/challenges/tree-top-view</text:a></text:span></text:p>
                <text:list>
                  <text:list-item>
                    <text:p><text:span text:style-name="T7">You need to find a way to print the top view of a tree, this means all the nodes in the left and all the nodes in the right(root included).</text:span></text:p>
                    <text:p><text:span text:style-name="T7"/></text:p>
                  </text:list-item>
                </text:list>
              </text:list-item>
              <text:list-item>
                <text:p><text:span text:style-name="T7"><text:a xlink:href="https://www.hackerrank.com/challenges/binary-search-tree-lowest-common-ancestor" xlink:type="simple">https://www.hackerrank.com/challenges/binary-search-tree-lowest-common-ancestor</text:a></text:span></text:p>
                <text:p><text:span text:style-name="T7">-Given two nodes, you need to find what is their common ancestor with lowest value.</text:span></text:p>
                <text:p><text:span text:style-name="T8"/></text:p>
                <text:p><text:span text:style-name="T8">SOLUTIONS?</text:span></text:p>
                <text:p><text:span text:style-name="T9"/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Use Case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Schedulers</text:p>
              </text:list-item>
              <text:list-item>
                <text:p>Binary search trees</text:p>
              </text:list-item>
              <text:list-item>
                <text:p>Sorting</text:p>
              </text:list-item>
              <text:list-item>
                <text:p>Encoding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References</text:p>
          </draw:text-box>
        </draw:frame>
        <draw:frame presentation:style-name="pr7" draw:text-style-name="P4" draw:layer="layout" svg:width="20.574cm" svg:height="9.158cm" svg:x="3.302cm" svg:y="6.858cm" presentation:class="outline" presentation:user-transformed="true">
          <draw:text-box>
            <text:list text:style-name="L3">
              <text:list-item>
                <text:p text:style-name="P4"><text:span text:style-name="T10"><text:a xlink:href="https://en.wikipedia.org/wiki/Binary_tree" xlink:type="simple">https://en.wikipedia.org/wiki/Binary_tree</text:a></text:span></text:p>
              </text:list-item>
              <text:list-item>
                <text:p text:style-name="P4"><text:span text:style-name="T10"><text:a xlink:href="https://en.wikipedia.org/wiki/Breadth-first_search" xlink:type="simple">https://en.wikipedia.org/wiki/Breadth-first_search</text:a></text:span></text:p>
              </text:list-item>
              <text:list-item>
                <text:p text:style-name="P4"><text:span text:style-name="T10"><text:a xlink:href="https://en.wikipedia.org/wiki/Depth-first_search" xlink:type="simple">https://en.wikipedia.org/wiki/Depth-first_search</text:a></text:span></text:p>
              </text:list-item>
              <text:list-item>
                <text:p text:style-name="P4"><text:span text:style-name="T10"><text:a xlink:href="https://en.wikipedia.org/wiki/Tree_%28data_structure%29" xlink:type="simple">https://en.wikipedia.org/wiki/Tree_%28data_structure%29</text:a></text:span></text:p>
              </text:list-item>
              <text:list-item>
                <text:p text:style-name="P4"><text:span text:style-name="T10"><text:a xlink:href="https://en.wikipedia.org/wiki/Tree_traversal" xlink:type="simple">https://en.wikipedia.org/wiki/Tree_traversal</text:a></text:span></text:p>
              </text:list-item>
              <text:list-item>
                <text:p text:style-name="P4"><text:span text:style-name="T10"><text:a xlink:href="https://en.wikipedia.org/wiki/Graph_%28abstract_data_type%29" xlink:type="simple">https://en.wikipedia.org/wiki/Graph_%28abstract_data_type%29</text:a></text:span></text:p>
                <text:p text:style-name="P4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640E07A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3:08:56.691547375</meta:creation-date>
    <dc:date>2016-06-02T21:24:35.953134561</dc:date>
    <meta:editing-duration>P2DT17H5M57S</meta:editing-duration>
    <meta:editing-cycles>61</meta:editing-cycles>
    <meta:generator>LibreOffice/4.2.8.2$Linux_X86_64 LibreOffice_project/420m0$Build-2</meta:generator>
    <meta:document-statistic meta:object-count="233"/>
  </office:meta>
</office:document-meta>
</file>